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1cm"/>
    </style:style>
    <style:style style:name="co2" style:family="table-column">
      <style:table-column-properties fo:break-before="auto" style:column-width="5.551cm"/>
    </style:style>
    <style:style style:name="co3" style:family="table-column">
      <style:table-column-properties fo:break-before="auto" style:column-width="9.403cm"/>
    </style:style>
    <style:style style:name="co4" style:family="table-column">
      <style:table-column-properties fo:break-before="auto" style:column-width="4.327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bileev3-new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CSC Part #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table:style-name="ce2" office:value-type="string" calcext:value-type="string">
            <text:p><text:a xlink:href="https://lcsc.com/product-detail/Chip-Resistor-Surface-Mount_Uniroyal-Elec-0805W8F4701T5E_C17673.html/?href=jlc-SMT" xlink:type="simple">C17673</text:a> 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string" calcext:value-type="string">
            <text:p>IC1</text:p>
          </table:table-cell>
          <table:table-cell table:style-name="ce2" office:value-type="string" calcext:value-type="string">
            <text:p>QFN-24_EP_4.0x4.0x0.5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4-F03-GMR</text:p>
          </table:table-cell>
          <table:table-cell table:style-name="ce2" office:value-type="string" calcext:value-type="string">
            <text:p><text:a xlink:href="https://lcsc.com/product-detail/USB_SILICON-LABS_CP2104-F03-GM_CP2104-F03-GM_C47742.html/?href=jlc-SMT" xlink:type="simple">C47742</text:a>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C11,C3,C2,C1,C5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table:style-name="ce2" office:value-type="string" calcext:value-type="string">
            <text:p><text:a xlink:href="https://lcsc.com/product-detail/Multilayer-Ceramic-Capacitors-MLCC-SMD-SMT_SAMSUNG_CL21A106KAYNNNE_10uF-106-10-25V_C15850.html/?href=jlc-SMT" xlink:type="simple">C15850</text:a>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table:style-name="Default" office:value-type="string" calcext:value-type="string">
            <text:p>C4967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C6,C4,C10,C9,C8,C12</text:p>
          </table:table-cell>
          <table:table-cell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table:style-name="Default" office:value-type="string" calcext:value-type="string">
            <text:p>C4967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ANT1</text:p>
          </table:table-cell>
          <table:table-cell office:value-type="string" calcext:value-type="string">
            <text:p>SMD-38_EP_18.0x25.5x1.2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</text:p>
          </table:table-cell>
          <table:table-cell table:style-name="Default" office:value-type="string" calcext:value-type="string">
            <text:p>C473012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OIC-14_3.9x8.7x1.2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D,653</text:p>
          </table:table-cell>
          <table:table-cell table:style-name="Default" office:value-type="string" calcext:value-type="string">
            <text:p>C5605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style-name="ce2" office:value-type="string" calcext:value-type="string">
            <text:p><text:a xlink:href="https://lcsc.com/product-detail/Chip-Resistor-Surface-Mount_Uniroyal-Elec-0805W8F1000T5E_C17408.html/?href=jlc-SMT" xlink:type="simple">C17408</text:a>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LED</text:p>
          </table:table-cell>
          <table:table-cell table:style-name="Default" office:value-type="string" calcext:value-type="string">
            <text:p>C2297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2,R4,R5,R8,R9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style-name="Default" office:value-type="string" calcext:value-type="string">
            <text:p>C17414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table:style-name="ce2" office:value-type="string" calcext:value-type="string">
            <text:p><text:a xlink:href="https://lcsc.com/product-detail/PTC-Resettable-Fuses_Littelfuse-1206L050-15YR_C151162.html/?href=jlc-SMT" xlink:type="simple">C151162</text:a>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mall</text:p>
          </table:table-cell>
          <table:table-cell table:style-name="Default" office:value-type="string" calcext:value-type="string">
            <text:p>C859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D3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C859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D2</text:p>
          </table:table-cell>
          <table:table-cell table:style-name="Default"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table:style-name="Default" office:value-type="string" calcext:value-type="string">
            <text:p>C859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LED</text:p>
          </table:table-cell>
          <table:table-cell table:style-name="Default" office:value-type="string" calcext:value-type="string">
            <text:p>C2297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table:style-name="Default" office:value-type="string" calcext:value-type="string">
            <text:p>C20526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Q3</text:p>
          </table:table-cell>
          <table:table-cell table:style-name="Default"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T2222A</text:p>
          </table:table-cell>
          <table:table-cell table:style-name="Default" office:value-type="string" calcext:value-type="string">
            <text:p>C18942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Default" office:value-type="string" calcext:value-type="string">
            <text:p>C17513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table:style-name="Default" office:value-type="string" calcext:value-type="string">
            <text:p>C28636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17408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table:style-name="Default" office:value-type="string" calcext:value-type="string">
            <text:p>C6186 </text:p>
          </table:table-cell>
          <table:table-cell table:number-columns-repeated="1018"/>
          <table:table-cell table:style-name="Default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table:style-name="Default" office:value-type="string" calcext:value-type="string">
            <text:p>C6187 </text:p>
          </table:table-cell>
          <table:table-cell table:number-columns-repeated="1018"/>
          <table:table-cell table:style-name="Default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7T20:58:30.646000000</dc:date>
    <meta:editing-duration>PT8M31S</meta:editing-duration>
    <meta:editing-cycles>3</meta:editing-cycles>
    <meta:generator>LibreOffice/7.0.4.2$Windows_X86_64 LibreOffice_project/dcf040e67528d9187c66b2379df5ea4407429775</meta:generator>
    <meta:document-statistic meta:table-count="1" meta:cell-count="115" meta:object-count="0"/>
  </office:meta>
</office:document-meta>
</file>